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77H49M38.626051S" calcext:value-type="time">
            <text:p>1777:4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5H13M24.721S" calcext:value-type="time">
            <text:p>05:13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20H48M00.52S" calcext:value-type="time">
            <text:p>20:4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 style:data-style-name="N2" text:time-value="08:15:17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5T13:04:16.262000000</dc:date>
    <meta:editing-duration>P79DT16H9M33S</meta:editing-duration>
    <meta:editing-cycles>2102</meta:editing-cycles>
    <meta:generator>LibreOffice/7.2.6.2$Windows_X86_64 LibreOffice_project/b0ec3a565991f7569a5a7f5d24fed7f52653d754</meta:generator>
    <dc:creator>Benjamin Laws</dc:creator>
    <meta:document-statistic meta:table-count="2" meta:cell-count="2579" meta:object-count="0"/>
  </office:meta>
</office:document-meta>
</file>